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list-style-name="L1">
      <style:paragraph-properties fo:text-align="start" style:justify-single-word="false"/>
      <style:text-properties fo:font-weight="normal" style:font-weight-asian="normal" style:font-weight-complex="normal"/>
    </style:style>
    <style:style style:name="P6" style:family="paragraph" style:parent-style-name="Standard" style:list-style-name="L2">
      <style:paragraph-properties fo:text-align="start" style:justify-single-word="false"/>
      <style:text-properties fo:font-weight="normal" style:font-weight-asian="normal" style:font-weight-complex="normal"/>
    </style:style>
    <style:style style:name="P7" style:family="paragraph" style:parent-style-name="Standard" style:list-style-name="L3">
      <style:paragraph-properties fo:text-align="start" style:justify-single-word="false"/>
      <style:text-properties fo:font-weight="normal" style:font-weight-asian="normal" style:font-weight-complex="normal"/>
    </style:style>
    <style:style style:name="P8" style:family="paragraph" style:parent-style-name="Standard" style:list-style-name="L4">
      <style:paragraph-properties fo:text-align="start" style:justify-single-word="false"/>
      <style:text-properties fo:font-weight="normal" style:font-weight-asian="normal" style:font-weight-complex="normal"/>
    </style:style>
    <style:style style:name="P9" style:family="paragraph" style:parent-style-name="Standard" style:list-style-name="L5">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list-style-name="L7">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PROGRAMMING</text:p>
      <text:p text:style-name="P1"/>
      <text:p text:style-name="P3">Dear prof.</text:p>
      <text:p text:style-name="P3">In questo progetto abbiamo lavorato in tre, fisicamente fianco a fianco :</text:p>
      <text:p text:style-name="P3"/>
      <text:p text:style-name="P3">Simone Durante VR101307</text:p>
      <text:p text:style-name="P3">Lorenzo Niero VR101317</text:p>
      <text:p text:style-name="P3">Mattia Carollo VR101304</text:p>
      <text:p text:style-name="P3"/>
      <text:p text:style-name="P3">Siamo partiti con la totale ignoranza sull'argomento (difatti le abbiamo mandato una mail per chiederle info) per poi passare ad uno studio sul funzionamento della client-side prediction su varie fonti, ne citiamo alcune :</text:p>
      <text:p text:style-name="P3"/>
      <text:p text:style-name="P3"/>
      <text:list xml:id="list1153164633248473423" text:style-name="L1">
        <text:list-item>
          <text:p text:style-name="P5"><text:a xlink:type="simple" xlink:href="http://gafferongames.com/networking-for-game-programmers/what-every-programmer-needs-to-know-about-game-networking/" text:style-name="Internet_20_link" text:visited-style-name="Visited_20_Internet_20_Link">http://gafferongames.com/networking-for-game-programmers/what-every-programmer-needs-to-know-about-game-networking/</text:a></text:p>
        </text:list-item>
      </text:list>
      <text:p text:style-name="P3"/>
      <text:list xml:id="list33742003" text:continue-numbering="true" text:style-name="L1">
        <text:list-item>
          <text:p text:style-name="P5"><text:a xlink:type="simple" xlink:href="http://www.gabrielgambetta.com/fpm3.html" text:style-name="Internet_20_link" text:visited-style-name="Visited_20_Internet_20_Link">http://www.gabrielgambetta.com/fpm3.html</text:a></text:p>
        </text:list-item>
      </text:list>
      <text:p text:style-name="P3"/>
      <text:list xml:id="list33755064" text:continue-numbering="true" text:style-name="L1">
        <text:list-item>
          <text:p text:style-name="P5"><text:a xlink:type="simple" xlink:href="https://en.wikipedia.org/wiki/Client-side_prediction" text:style-name="Internet_20_link" text:visited-style-name="Visited_20_Internet_20_Link">https://en.wikipedia.org/wiki/Client-side_prediction</text:a></text:p>
          <text:p text:style-name="P5"/>
        </text:list-item>
        <text:list-item>
          <text:p text:style-name="P5"><text:a xlink:type="simple" xlink:href="http://www.java-gaming.org/topics/client-side-prediction-and-delayed-interpolation/25446/view.html" text:style-name="Internet_20_link" text:visited-style-name="Visited_20_Internet_20_Link">http://www.java-gaming.org/topics/client-side-prediction-and-delayed-interpolation/25446/view.html</text:a></text:p>
          <text:p text:style-name="P5"/>
        </text:list-item>
        <text:list-item>
          <text:p text:style-name="P5"><text:a xlink:type="simple" xlink:href="http://www.gabrielgambetta.com/fpm2.html" text:style-name="Internet_20_link" text:visited-style-name="Visited_20_Internet_20_Link">http://www.gabrielgambetta.com/fpm2.html</text:a></text:p>
          <text:p text:style-name="P5"/>
        </text:list-item>
        <text:list-item>
          <text:p text:style-name="P5"><text:a xlink:type="simple" xlink:href="http://gamedevelopment.tutsplus.com/articles/gamedev-glossary-what-is-client-side-prediction--gamedev-3849" text:style-name="Internet_20_link" text:visited-style-name="Visited_20_Internet_20_Link">http://gamedevelopment.tutsplus.com/articles/gamedev-glossary-what-is-client-side-prediction--gamedev-3849</text:a></text:p>
          <text:p text:style-name="P5"/>
        </text:list-item>
        <text:list-item>
          <text:p text:style-name="P5"><text:a xlink:type="simple" xlink:href="https://developer.valvesoftware.com/wiki/Source_Multiplayer_Networking?language=it" text:style-name="Internet_20_link" text:visited-style-name="Visited_20_Internet_20_Link">https://developer.valvesoftware.com/wiki/Source_Multiplayer_Networking?language=it</text:a></text:p>
        </text:list-item>
      </text:list>
      <text:p text:style-name="P3"/>
      <text:p text:style-name="P3"/>
      <text:p text:style-name="P3">Abbiamo quindi intrapreso alcune scelte implementative tra cui l'utilizzo di SFML per semplificare grafica ed alcune procedure di networking ed in più per agevolare il debugging abbiamo creato due solution di visual studio da far partire (prima server poi client) in locale (utilizzando il classico 127,0,0,1); da notare che il progetto è stato testato anche in remoto, ed è funzionante (basta modificare l'ip).</text:p>
      <text:p text:style-name="P3"/>
      <text:p text:style-name="P3">Abbiamo deciso quindi di implementare le seguenti features :</text:p>
      <text:p text:style-name="P3"/>
      <text:list xml:id="list1898131802318074454" text:style-name="L2">
        <text:list-item>
          <text:p text:style-name="P6">Connessione tramite TCP (Utile per verificare lo stato della connessione over time)</text:p>
        </text:list-item>
        <text:list-item>
          <text:p text:style-name="P6">Scambio packets tramite UDP (Molto più veloce di TCP)</text:p>
        </text:list-item>
        <text:list-item>
          <text:p text:style-name="P6">Client Side Prediction</text:p>
        </text:list-item>
        <text:list-item>
          <text:p text:style-name="P6">Dead Reckoning</text:p>
        </text:list-item>
        <text:list-item>
          <text:p text:style-name="P6">Entity Interpolation</text:p>
        </text:list-item>
        <text:list-item>
          <text:p text:style-name="P6">Delay simulated </text:p>
        </text:list-item>
        <text:list-item>
          <text:p text:style-name="P6">Server Validation</text:p>
        </text:list-item>
      </text:list>
      <text:p text:style-name="P3"/>
      <text:p text:style-name="P3">Dopo aver fatto partire i progetti, muoversi con le freccette nel client, appariranno 3 shapes : uno per la posizione client predetta (verde alphato), uno con la posizione validata dal server (rosso), ed uno per la interpolazione fra le due.</text:p>
      <text:p text:style-name="P3"><text:soft-page-break/></text:p>
      <text:p text:style-name="P2">CONCLUSIONI</text:p>
      <text:p text:style-name="P2"/>
      <text:p text:style-name="P3">Siamo coscienti che il progetto puo' essere migliorato ed ampliato su più aspetti. In mancanza di tempo preferiamo consegnarlo cosi ma avevamo pensato a diverse altre cose :</text:p>
      <text:p text:style-name="P2"/>
      <text:p text:style-name="P2">Simone Durante</text:p>
      <text:list xml:id="list6102060318516561416" text:style-name="L3">
        <text:list-item>
          <text:p text:style-name="P7">Risolvere il problema della sincronizzazione client-server con la tecnica del server riconciliation</text:p>
          <text:p text:style-name="P7"/>
        </text:list-item>
      </text:list>
      <text:p text:style-name="P2">Lorenzo Niero</text:p>
      <text:list xml:id="list1409007428630758315" text:style-name="L4">
        <text:list-item>
          <text:p text:style-name="P8">Implementare gestione pacchetti persi / vecchi che si scambiano Client-Server inserendo nei pacchetti un header con un identificativo (id).</text:p>
        </text:list-item>
      </text:list>
      <text:p text:style-name="P3"/>
      <text:p text:style-name="P2">Mattia Carollo</text:p>
      <text:list xml:id="list473632806416608064" text:style-name="L5">
        <text:list-item>
          <text:p text:style-name="P9">Migliorare la gestione della prevision e verificare il funzionamento con più client.</text:p>
          <text:p text:style-name="P9"/>
        </text:list-item>
      </text:list>
      <text:list xml:id="list33773077" text:continue-list="list1409007428630758315" text:style-name="L4">
        <text:list-header>
          <text:p text:style-name="P8"/>
        </text:list-header>
      </text:list>
      <text:p text:style-name="P3"/>
      <text:p text:style-name="P2">PROBLEMI RISCONTRATI</text:p>
      <text:p text:style-name="P2"/>
      <text:list xml:id="list3379506649093117405" text:style-name="L7">
        <text:list-item>
          <text:p text:style-name="P11"><text:span text:style-name="T1">Con l'utilizzo di SFML non abbiamo avuto il pieno controllo sull'invio e ricezione dei pacchetti</text:span></text:p>
        </text:list-item>
        <text:list-item>
          <text:p text:style-name="P11"><text:span text:style-name="T1">Difficoltà nel debug di situazioni reali, in effetti testando in locale non abbiamo avuto problemi di lag che potrebbe essere causata da una rete reale.</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9M45S</meta:editing-duration>
    <meta:editing-cycles>4</meta:editing-cycles>
    <meta:generator>OpenOffice/4.1.1$Win32 OpenOffice.org_project/411m6$Build-9775</meta:generator>
    <dc:date>2015-07-08T13:59:07.80</dc:date>
    <meta:document-statistic meta:table-count="0" meta:image-count="0" meta:object-count="0" meta:page-count="2" meta:paragraph-count="35" meta:word-count="350" meta:character-count="2696"/>
    <meta:user-defined meta:name="Info 1"/>
    <meta:user-defined meta:name="Info 2"/>
    <meta:user-defined meta:name="Info 3"/>
    <meta:user-defined meta:name="Info 4"/>
  </office:meta>
</office:document-meta>
</file>